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ourceCodePro-Regular" svg:font-family="SourceCodePro-Regular" style:font-family-generic="roman" style:font-pitch="variable"/>
    <style:font-face style:name="SourceSerifPro-Bold" svg:font-family="SourceSerifPro-Bold" style:font-family-generic="roman" style:font-pitch="variable"/>
    <style:font-face style:name="SourceSerifPro-Regular" svg:font-family="SourceSerifPr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3d7a" officeooo:paragraph-rsid="000e3d7a"/>
    </style:style>
    <style:style style:name="P2" style:family="paragraph" style:parent-style-name="Standard">
      <style:paragraph-properties fo:text-align="start" style:justify-single-word="false"/>
      <style:text-properties officeooo:paragraph-rsid="0010d4b7"/>
    </style:style>
    <style:style style:name="P3" style:family="paragraph" style:parent-style-name="Standard">
      <style:text-properties style:font-name="Times New Roman" fo:font-size="13pt" officeooo:rsid="000e3d7a" officeooo:paragraph-rsid="000e3d7a" style:font-size-asian="13pt" style:font-size-complex="13pt"/>
    </style:style>
    <style:style style:name="P4" style:family="paragraph" style:parent-style-name="Standard">
      <style:paragraph-properties fo:text-align="start" style:justify-single-word="false"/>
      <style:text-properties style:font-name="Times New Roman" fo:font-size="13pt" style:font-size-asian="13pt" style:font-size-complex="13pt"/>
    </style:style>
    <style:style style:name="P5" style:family="paragraph" style:parent-style-name="Standard">
      <style:text-properties style:font-name="Times New Roman" fo:font-size="13pt" fo:font-weight="normal" officeooo:rsid="001031a6" officeooo:paragraph-rsid="001031a6"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Times New Roman" fo:font-size="13pt" fo:font-weight="normal" style:font-size-asian="13pt" style:font-weight-asian="normal" style:font-size-complex="13pt" style:font-weight-complex="normal"/>
    </style:style>
    <style:style style:name="P7" style:family="paragraph" style:parent-style-name="Standard">
      <style:text-properties style:font-name="Times New Roman" fo:font-size="13pt" fo:font-weight="normal" officeooo:rsid="0010d4b7" officeooo:paragraph-rsid="0010d4b7" style:font-size-asian="13pt" style:font-weight-asian="normal" style:font-size-complex="13pt" style:font-weight-complex="normal"/>
    </style:style>
    <style:style style:name="P8" style:family="paragraph" style:parent-style-name="Standard">
      <style:text-properties style:font-name="Times New Roman" fo:font-size="12pt" officeooo:rsid="000e7fc9" officeooo:paragraph-rsid="000e7fc9" style:font-size-asian="10.5pt" style:font-size-complex="12pt"/>
    </style:style>
    <style:style style:name="P9" style:family="paragraph" style:parent-style-name="Standard">
      <style:text-properties style:font-name="Times New Roman" fo:font-size="12pt" fo:font-weight="bold" officeooo:rsid="001031a6" officeooo:paragraph-rsid="001031a6" style:font-size-asian="10.5pt" style:font-weight-asian="bold" style:font-size-complex="12pt" style:font-weight-complex="bold"/>
    </style:style>
    <style:style style:name="P10" style:family="paragraph" style:parent-style-name="Standard">
      <style:text-properties fo:font-size="13pt" officeooo:rsid="000e3d7a" officeooo:paragraph-rsid="000e3d7a" style:font-size-asian="13pt" style:font-size-complex="13pt"/>
    </style:style>
    <style:style style:name="P11" style:family="paragraph" style:parent-style-name="Standard">
      <style:text-properties fo:font-size="13pt" officeooo:paragraph-rsid="0010d4b7" style:font-size-asian="13pt" style:font-size-complex="13pt"/>
    </style:style>
    <style:style style:name="P12" style:family="paragraph" style:parent-style-name="Standard">
      <style:text-properties officeooo:paragraph-rsid="0010d4b7"/>
    </style:style>
    <style:style style:name="T1" style:family="text">
      <style:text-properties style:font-name="SourceSerifPro-Regular" fo:font-size="12pt" style:font-size-asian="12pt"/>
    </style:style>
    <style:style style:name="T2" style:family="text">
      <style:text-properties style:font-name="SourceSerifPro-Regular" fo:font-weight="normal" style:font-size-asian="12pt" style:font-weight-asian="normal" style:font-weight-complex="normal"/>
    </style:style>
    <style:style style:name="T3" style:family="text">
      <style:text-properties style:font-name="SourceSerifPro-Regular" style:font-size-asian="12pt"/>
    </style:style>
    <style:style style:name="T4" style:family="text">
      <style:text-properties fo:font-size="12pt" style:font-size-asian="12pt"/>
    </style:style>
    <style:style style:name="T5" style:family="text">
      <style:text-properties fo:font-size="12pt" fo:font-weight="bold" style:font-size-asian="12pt" style:font-weight-asian="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officeooo:rsid="001031a6"/>
    </style:style>
    <style:style style:name="T9" style:family="text">
      <style:text-properties fo:font-weight="normal" style:font-weight-asian="normal" style:font-weight-complex="normal"/>
    </style:style>
    <style:style style:name="T10" style:family="text">
      <style:text-properties style:font-size-asian="12pt"/>
    </style:style>
    <style:style style:name="T11" style:family="text">
      <style:text-properties officeooo:rsid="0010d4b7"/>
    </style:style>
    <style:style style:name="T12" style:family="text">
      <style:text-properties style:font-name="Times New Roman"/>
    </style:style>
    <style:style style:name="T13" style:family="text">
      <style:text-properties style:font-name="Times New Roman" fo:font-size="13pt" fo:font-weight="normal" officeooo:rsid="0010d4b7" style:font-size-asian="13pt" style:font-weight-asian="normal" style:font-size-complex="13pt" style:font-weight-complex="normal"/>
    </style:style>
    <style:style style:name="T14" style:family="text">
      <style:text-properties style:font-name="Times New Roman" fo:font-size="13pt" style:font-size-asian="13pt" style:font-size-complex="13pt"/>
    </style:style>
    <style:style style:name="T15" style:family="text">
      <style:text-properties style:font-name="Times New Roman" fo:font-size="12pt" style:font-size-asian="12pt"/>
    </style:style>
    <style:style style:name="T16" style:family="text">
      <style:text-properties style:font-name="Times New Roman" fo:font-weight="normal" officeooo:rsid="0010d4b7" style:font-weight-asian="normal" style:font-weight-complex="normal"/>
    </style:style>
    <style:style style:name="T17" style:family="text">
      <style:text-properties style:font-name="SourceSerifPro-Bold" fo:font-size="12pt" fo:font-weight="bold" style:font-size-asian="12pt" style:font-weight-asian="bold"/>
    </style:style>
    <style:style style:name="T18" style:family="text">
      <style:text-properties style:font-name="SourceCodePro-Regular" fo:font-size="11.5pt" style:font-size-asian="11.5pt"/>
    </style:style>
    <style:style style:name="T19" style:family="text">
      <style:text-properties fo:font-size="11.5pt" style:font-size-asian="11.5pt"/>
    </style:style>
    <style:style style:name="T20" style:family="text">
      <style:text-properties style:font-name="SourceCodePro-Regular" fo:font-size="11.5pt" style:font-size-asian="11.5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Wie kann man in DDT die Programmparameter angeben? Gibt es dafür auch</text:p>
      <text:p text:style-name="P10">andere Möglichkeiten?Wenn ja, welche?</text:p>
      <text:p text:style-name="P1"/>
      <text:p text:style-name="P1">Nach dem Starten von DDT erscheint ein Fenster, in dem man das Programm auswählt, welches zu Debuggen ist und kann dort die Programmparameter angeben sowie auch die Anzahl der Knoten und die Anzahl der OpenMP threads.</text:p>
      <text:p text:style-name="P1"/>
      <text:p text:style-name="P3">2.)Setzen Sie in einer Zeile einen Breakpoint.Welche Step-Möglichkeiten gibt es und</text:p>
      <text:p text:style-name="P3">wie unterscheiden sich diese?</text:p>
      <text:p text:style-name="P3"/>
      <text:p text:style-name="P8">Es gibt drei Step-Möglichkeiten: Step Into, Step Over und Step Out.</text:p>
      <text:p text:style-name="P8"/>
      <text:p text:style-name="P8"><text:span text:style-name="T7">Step Into</text:span>: Wenn der Breakpoint vor einer function oder einer subroutine liegt, springt man hinein, falls das nicht der Fall ist, wird mit dem nächsten Statement fortgefahren.</text:p>
      <text:p text:style-name="P8"/>
      <text:p text:style-name="P8"><text:span text:style-name="T7">Step Over</text:span>: Überspringt ggf. Vorhanderene <text:span text:style-name="T8">function</text:span> und <text:span text:style-name="T8">subroutine und fährt mit dem nächsten Statement fort.</text:span></text:p>
      <text:p text:style-name="P8"/>
      <text:p text:style-name="P9">Step Out<text:span text:style-name="T9">: Die function oder subroutine wird verlassen und mit dem nächsten Statement fortgeführt.</text:span></text:p>
      <text:p text:style-name="P9"><text:span text:style-name="T9"/></text:p>
      <text:p text:style-name="P5"><text:span text:style-name="T11">3.)</text:span>Schauen Sie sich die Werte der Variable an, in der Sie den Rang des aktuellen</text:p>
      <text:p text:style-name="P6">Prozesses gespeichert haben.Was fällt Ihnen in der Darstellung auf? Vergleichen</text:p>
      <text:p text:style-name="P5">Sie dieWerte aller Prozesse mit Hilfe des Rechtsklickmenüs.</text:p>
      <text:p text:style-name="P5"><text:span text:style-name="T9"/></text:p>
      <text:p text:style-name="P11"><text:span text:style-name="T16">4.)</text:span><text:span text:style-name="T12">Machen Sie sich mit der Funktion des Evaluate-Fensters in der rechten unteren</text:span></text:p>
      <text:p text:style-name="P7">Ecke vertraut.</text:p>
      <text:p text:style-name="P7"/>
      <text:p text:style-name="P12"><text:span text:style-name="T13">5.)</text:span><text:span text:style-name="T14">In der oberen Leiste nden Sie eine Übersicht aller Prozesse und Threads Ihres</text:span></text:p>
      <text:p text:style-name="P4">Programmes.Wechseln Sie zwischen den einzelnen Prozessen und beobachten</text:p>
      <text:p text:style-name="P7">Sie das Evaluate-Fenster.</text:p>
      <text:p text:style-name="P7"/>
      <text:p text:style-name="P12"><text:span text:style-name="T13">6.)</text:span><text:span text:style-name="T14">Erweitern Sie Ihr Programm um ein Array und initialisieren Sie es mit beliebigen</text:span></text:p>
      <text:p text:style-name="P4">Zahlenwerten. Lassen Sie sich dieWerte anzeigen.Welche sonstigen Visualisierungsmöglichkeiten</text:p>
      <text:p text:style-name="P4">bietet DDT? (<text:span text:style-name="T6">Hinweis: </text:span>Das Array wird nur für diese Aufgabe</text:p>
      <text:p text:style-name="P2"><text:span text:style-name="T14">benötigt und soll in den abgegebenen Programmen </text:span><text:span text:style-name="T18">timempi</text:span><text:span text:style-name="T14"> bzw. </text:span><text:span text:style-name="T20">timempi2</text:span></text:p>
      <text:p text:style-name="P7"><text:span text:style-name="T6">nicht </text:span>enthalten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SourceCodePro-Regular" svg:font-family="SourceCodePro-Regular" style:font-family-generic="roman" style:font-pitch="variable"/>
    <style:font-face style:name="SourceSerifPro-Bold" svg:font-family="SourceSerifPro-Bold" style:font-family-generic="roman" style:font-pitch="variable"/>
    <style:font-face style:name="SourceSerifPro-Regular" svg:font-family="SourceSerifPr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19S</meta:editing-duration>
    <meta:editing-cycles>3</meta:editing-cycles>
    <meta:generator>LibreOffice/5.3.7.2$Windows_X86_64 LibreOffice_project/6b8ed514a9f8b44d37a1b96673cbbdd077e24059</meta:generator>
    <dc:date>2017-12-02T16:17:30.023000000</dc:date>
    <meta:document-statistic meta:table-count="0" meta:image-count="0" meta:object-count="0" meta:page-count="1" meta:paragraph-count="22" meta:word-count="250" meta:character-count="1697" meta:non-whitespace-character-count="1470"/>
    <meta:user-defined meta:name="Info 1"/>
    <meta:user-defined meta:name="Info 2"/>
    <meta:user-defined meta:name="Info 3"/>
    <meta:user-defined meta:name="Info 4"/>
  </office:meta>
</office:document-meta>
</file>